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07">
      <style:table-cell-properties style:cell-protect="protected" style:print-content="true" fo:background-color="transparent" style:vertical-align="automatic"/>
    </style:style>
    <style:style style:name="T1" style:family="text">
      <style:text-properties fo:color="#000000" style:font-name="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umno: D./Dª ________________________________________________________________________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e Cubo (Creación correcta de Geometría y Topología )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se Tetraedro (Creación correcta de Geometría y Topologí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bujado en modo inmediato (glDrawElements)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bujado en modo diferido (VBO)</text:p>
          </table:table-cell>
          <table:table-cell office:value-type="float" office:value="0.08" calcext:value-type="float">
            <text:p><text:s/>0,08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so de ColorArray para el color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sualización modo puntos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sualización modo alambre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sualización modo sólido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sualización modo ajedrez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LL_FACE habilitado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arga y visualiza PLY (con clase propia)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ase ObjRevolucion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tructor de revolución a partir de vector de puntos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eración correcta de geometría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neración correcta de topología en cualquier sentido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tección de existencia de tapa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nstructores con argumento para crear o no tapa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sualización opcional de tapas en tiempo de ejecución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rios objetos simultáneos en la escena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rotación de perfil en cualquier eje</text:p>
          </table:table-cell>
          <table:table-cell office:value-type="float" office:value="0.08" calcext:value-type="float">
            <text:p><text:s/>0,08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álculo correcto de las normales en los vértic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os ejes se siguen viendo en color plano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so de array de normales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mplementación correcta clase Luz (y subclases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una luz direccion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una luz puntual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do de visualización sombreado suave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imación automática de los 3 grados de libertad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Aumento/Disminución de velocidad general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Aumento/Disminución de velocidad para cada grado por separado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signación correcta de coordenadas de texturas en cuadro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imación de la luz puntual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ámara activa se mueve en torno al objeto seleccionado con el ratón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puede hacer zoom con cada cámar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l cambiar la proporción de la ventana (ancho/alto) no se deforman los objetos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e seleccionan objetos en la escena iluminada con materiales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 camara activa, sin objeto seleccionado, se mueve en primera persona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as cámaras conservan su estado al pasar de una a otra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xtra: Los objetos seleccionables se visualizan de forma especial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102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number number:decimal-places="2" number:min-decimal-places="2" number:min-integer-digits="1" number:grouping="true"/>
      <number:text>   </number:text>
    </number:number-style>
    <number:number-style style:name="N110P1" style:volatile="true">
      <number:text>-</number:text>
      <number:number number:decimal-places="2" number:min-decimal-places="2" number:min-integer-digits="1" number:grouping="true"/>
      <number:text>   </number:text>
    </number:number-style>
    <number:number-style style:name="N110P2" style:volatile="true">
      <number:text>-</number:text>
      <number:number number:decimal-places="0" number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4">
      <number:text> </number:text>
      <number:number number:decimal-places="3" number:min-decimal-places="3" number:min-integer-digits="1" number:grouping="true"/>
      <number:text>   </number:text>
    </number:number-style>
    <number:number-style style:name="N105">
      <number:text>-</number:text>
      <number:number number:decimal-places="3" number:min-decimal-places="3" number:min-integer-digits="1" number:grouping="true"/>
      <number:text>   </number:text>
    </number:number-style>
    <number:number-style style:name="N106">
      <number:text>-</number:text>
      <number:number number:decimal-places="0" number:min-decimal-places="0" number:min-integer-digits="2"/>
      <number:text>   </number:text>
    </number:number-style>
    <number:number-style style:name="N107P0" style:volatile="true">
      <number:text> </number:text>
      <number:number number:decimal-places="3" number:min-decimal-places="3" number:min-integer-digits="1" number:grouping="true"/>
      <number:text>   </number:text>
    </number:number-style>
    <number:number-style style:name="N107P1" style:volatile="true">
      <number:text>-</number:text>
      <number:number number:decimal-places="3" number:min-decimal-places="3" number:min-integer-digits="1" number:grouping="true"/>
      <number:text>   </number:text>
    </number:number-style>
    <number:number-style style:name="N107P2" style:volatile="true">
      <number:text>-</number:text>
      <number:number number:decimal-places="0" number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">
      <number:text> </number:text>
      <number:number number:decimal-places="2" number:min-decimal-places="2" number:min-integer-digits="1" number:grouping="true"/>
      <number:text>   </number:text>
    </number:number-style>
    <number:number-style style:name="N109">
      <number:text>-</number:text>
      <number:number number:decimal-places="2" number:min-decimal-places="2" number:min-integer-digits="1" number:grouping="true"/>
      <number:text>  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Millares" style:family="table-cell" style:parent-style-name="Default" style:data-style-name="N11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$Linux_X86_64 LibreOffice_project/10$Build-2</meta:generator>
    <meta:initial-creator>fjmel</meta:initial-creator>
    <meta:creation-date>2019-10-11T16:56:56Z</meta:creation-date>
    <dc:date>2021-10-18T12:43:28.860482831</dc:date>
    <meta:editing-cycles>4</meta:editing-cycles>
    <meta:editing-duration>PT7M6S</meta:editing-duration>
    <meta:document-statistic meta:table-count="1" meta:cell-count="131" meta:object-count="0"/>
  </office:meta>
</office:document-meta>
</file>